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e5ca" draw:textarea-horizontal-align="justify" draw:textarea-vertical-align="top" draw:auto-grow-height="false" fo:min-height="3.988cm" fo:min-width="5.866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edcc6" draw:textarea-horizontal-align="justify" draw:textarea-vertical-align="middle" draw:auto-grow-height="false" fo:min-height="0.406cm" fo:min-width="1.55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edcc6" draw:textarea-horizontal-align="justify" draw:textarea-vertical-align="middle" draw:auto-grow-height="false" fo:min-height="2.062cm" fo:min-width="2.242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edcc6" draw:textarea-horizontal-align="justify" draw:textarea-vertical-align="middle" draw:auto-grow-height="false" fo:min-height="0.607cm" fo:min-width="2.24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cd4d1" draw:textarea-horizontal-align="justify" draw:textarea-vertical-align="top" draw:auto-grow-height="false" fo:min-height="0.638cm" fo:min-width="4.56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cd4d1" draw:textarea-horizontal-align="justify" draw:textarea-vertical-align="middle" draw:auto-grow-height="false" fo:min-height="0.46cm" fo:min-width="4.56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bcc" draw:textarea-horizontal-align="justify" draw:textarea-vertical-align="top" draw:auto-grow-height="false" fo:min-height="0.648cm" fo:min-width="3.185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bcc" draw:textarea-horizontal-align="justify" draw:textarea-vertical-align="middle" draw:auto-grow-height="false" fo:min-height="0.556cm" fo:min-width="2.85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bee3d3" draw:textarea-horizontal-align="justify" draw:textarea-vertical-align="top" draw:auto-grow-height="false" fo:min-height="1.694cm" fo:min-width="5.76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bee3d3" draw:textarea-horizontal-align="justify" draw:textarea-vertical-align="middle" draw:auto-grow-height="false" fo:min-height="0.462cm" fo:min-width="5.766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top" draw:auto-grow-height="false" fo:min-height="0.638cm" fo:min-width="2.75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adc5e7" draw:textarea-horizontal-align="justify" draw:textarea-vertical-align="middle" draw:auto-grow-height="false" fo:min-height="0.46cm" fo:min-width="2.86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bce4e5" draw:textarea-horizontal-align="justify" draw:textarea-vertical-align="middle" draw:auto-grow-height="false" fo:min-height="2.238cm" fo:min-width="4.782cm" fo:padding-top="0.151cm" fo:padding-bottom="0.151cm" fo:padding-left="0.276cm" fo:padding-right="0.27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width="0.159cm" svg:stroke-color="#000000" draw:marker-start-width="0.438cm" draw:marker-end-width="0.438cm" draw:fill="solid" draw:fill-color="#dfcce4" draw:textarea-horizontal-align="justify" draw:textarea-vertical-align="middle" draw:auto-grow-height="false" fo:min-height="0.356cm" fo:min-width="2.39cm" fo:padding-top="0.204cm" fo:padding-bottom="0.204cm" fo:padding-left="0.329cm" fo:padding-right="0.329cm"/>
    </style:style>
    <style:style style:name="gr20" style:family="graphic" style:parent-style-name="standard">
      <style:graphic-properties svg:stroke-width="0.159cm" svg:stroke-color="#000000" draw:marker-start-width="0.438cm" draw:marker-end-width="0.438cm" draw:fill="solid" draw:fill-color="#dfcce4" draw:textarea-horizontal-align="justify" draw:textarea-vertical-align="middle" draw:auto-grow-height="false" fo:min-height="2.132cm" fo:min-width="6.936cm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03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79cm" fo:min-width="0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solid" draw:fill-color="#fedcc6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  <style:style style:name="P8" style:family="paragraph">
      <loext:graphic-properties draw:fill="solid" draw:fill-color="#fcd4d1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solid" draw:fill-color="#fffbcc"/>
      <style:paragraph-properties fo:text-align="center"/>
    </style:style>
    <style:style style:name="P11" style:family="paragraph">
      <loext:graphic-properties draw:fill-color="#bee3d3"/>
      <style:paragraph-properties fo:text-align="center"/>
    </style:style>
    <style:style style:name="P12" style:family="paragraph">
      <loext:graphic-properties draw:fill="solid" draw:fill-color="#bee3d3"/>
      <style:paragraph-properties fo:text-align="center"/>
    </style:style>
    <style:style style:name="P13" style:family="paragraph">
      <loext:graphic-properties draw:fill-color="#adc5e7"/>
      <style:paragraph-properties fo:text-align="center"/>
    </style:style>
    <style:style style:name="P14" style:family="paragraph">
      <loext:graphic-properties draw:fill="solid" draw:fill-color="#adc5e7"/>
      <style:paragraph-properties fo:text-align="center"/>
    </style:style>
    <style:style style:name="P15" style:family="paragraph">
      <loext:graphic-properties draw:fill="solid" draw:fill-color="#bce4e5"/>
      <style:paragraph-properties fo:text-align="center"/>
    </style:style>
    <style:style style:name="P16" style:family="paragraph">
      <loext:graphic-properties draw:fill="solid" draw:fill-color="#dfcce4"/>
      <style:paragraph-properties fo:text-align="center"/>
    </style:style>
    <style:style style:name="P17" style:family="paragraph">
      <loext:graphic-properties draw:fill="solid" draw:fill-color="#dfcce4"/>
      <style:paragraph-properties fo:text-align="center"/>
      <style:text-properties fo:color="#fffbcc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6.446cm" svg:height="4.318cm" draw:transform="rotate (1.5707963267949) translate (18.937cm 13.073cm)">
          <text:p text:style-name="P1"><text:span text:style-name="T1">PHG4HitContain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014cm" svg:height="1.119cm" svg:x="1.889cm" svg:y="1.689cm">
          <draw:text-box>
            <text:p><text:span text:style-name="T2">F4A Implementation Details</text:span></text:p>
          </draw:text-box>
        </draw:frame>
        <draw:custom-shape draw:style-name="gr3" draw:text-style-name="P4" xml:id="id2" draw:id="id2" draw:layer="layout" svg:width="2.104cm" svg:height="0.708cm" svg:x="20.289cm" svg:y="6.907cm">
          <text:p text:style-name="P1"><text:span text:style-name="T1">PHG4H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" draw:id="id1" draw:layer="layout" svg:width="2.794cm" svg:height="2.364cm" svg:x="19.953cm" svg:y="8.169cm">
          <text:p text:style-name="P1"><text:span text:style-name="T3">dRichHit</text:span></text:p>
          <text:list text:style-name="L1">
            <text:list-item>
              <text:p text:style-name="P5"><text:span text:style-name="T1">x,y,z</text:span></text:p>
            </text:list-item>
            <text:list-item>
              <text:p text:style-name="P5"><text:span text:style-name="T1">PSST ID</text:span></text:p>
            </text:list-item>
            <text:list-item>
              <text:p text:style-name="P5"><text:span text:style-name="T1">...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s" svg:x1="21.35cm" svg:y1="8.169cm" svg:x2="21.341cm" svg:y2="7.615cm" draw:start-shape="id1" draw:start-glue-point="4" draw:end-shape="id2" draw:end-glue-point="6" svg:d="M21350 8169v-527l-9 501v-528" svg:viewBox="0 0 10 555">
          <text:p/>
        </draw:connector>
        <draw:custom-shape draw:style-name="gr6" draw:text-style-name="P4" xml:id="id11" draw:id="id11" draw:layer="layout" svg:width="2.793cm" svg:height="0.909cm" svg:x="19.954cm" svg:y="10.77cm">
          <text:p text:style-name="P1"><text:span text:style-name="T3">dRichH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3" draw:id="id3" draw:layer="layout" svg:width="5.115cm" svg:height="0.94cm" svg:x="11.374cm" svg:y="9.347cm">
          <text:p text:style-name="P1"><text:span text:style-name="T1">dRichStepping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s" svg:x1="13.931cm" svg:y1="9.347cm" svg:x2="13.931cm" svg:y2="8.781cm" draw:start-shape="id3" draw:start-glue-point="0" draw:end-shape="id4" svg:d="M13931 9347v-527 489-528" svg:viewBox="0 0 1 567">
          <text:p/>
        </draw:connector>
        <draw:custom-shape draw:style-name="gr8" draw:text-style-name="P8" xml:id="id4" draw:id="id4" draw:layer="layout" svg:width="5.115cm" svg:height="0.762cm" svg:x="11.374cm" svg:y="8.019cm">
          <text:p text:style-name="P1"><text:span text:style-name="T1">PHG4Stepping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xml:id="id5" draw:id="id5" draw:layer="layout" svg:width="3.737cm" svg:height="0.95cm" svg:x="11.417cm" svg:y="6.165cm">
          <text:p text:style-name="P1"><text:span text:style-name="T1">dRichDetecto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13.285cm" svg:y1="6.165cm" svg:x2="13.303cm" svg:y2="5.621cm" draw:start-shape="id5" draw:start-glue-point="0" draw:end-shape="id6" svg:d="M13285 6165v-527l18 511v-528" svg:viewBox="0 0 19 545">
          <text:p/>
        </draw:connector>
        <draw:custom-shape draw:style-name="gr10" draw:text-style-name="P10" xml:id="id6" draw:id="id6" draw:layer="layout" svg:width="3.41cm" svg:height="0.858cm" svg:x="11.598cm" svg:y="4.763cm">
          <text:p text:style-name="P1"><text:span text:style-name="T1">PHG4Det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7" draw:id="id7" draw:layer="layout" svg:width="6.318cm" svg:height="1.996cm" svg:x="2.267cm" svg:y="6.497cm">
          <text:p text:style-name="P1"><text:span text:style-name="T3">dRichDetectorSubsystem</text:span></text:p>
          <text:list text:style-name="L1">
            <text:list-item>
              <text:p text:style-name="P5"><text:span text:style-name="T1">m_Detector</text:span></text:p>
            </text:list-item>
            <text:list-item>
              <text:p text:style-name="P5"><text:span text:style-name="T1">m_SteppingAc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s" svg:x1="5.426cm" svg:y1="6.497cm" svg:x2="5.426cm" svg:y2="5.947cm" draw:start-shape="id7" draw:start-glue-point="0" draw:end-shape="id8" svg:d="M5426 6497v-527 505-528" svg:viewBox="0 0 1 551">
          <text:p/>
        </draw:connector>
        <draw:custom-shape draw:style-name="gr12" draw:text-style-name="P12" xml:id="id8" draw:id="id8" draw:layer="layout" svg:width="6.318cm" svg:height="0.764cm" svg:x="2.267cm" svg:y="5.183cm">
          <text:p text:style-name="P1"><text:span text:style-name="T1">PHG4DetectorSub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12" draw:id="id12" draw:layer="layout" svg:width="2.793cm" svg:height="0.909cm" svg:x="19.954cm" svg:y="11.87cm">
          <text:p text:style-name="P1"><text:span text:style-name="T3">dRichH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6" draw:layer="layout" draw:type="lines" draw:line-skew="0.743cm" svg:x1="8.585cm" svg:y1="7.495cm" svg:x2="11.417cm" svg:y2="6.64cm" draw:start-shape="id7" draw:start-glue-point="1" draw:end-shape="id5" draw:end-glue-point="3" svg:d="M8585 7495h1270l1034-855h528" svg:viewBox="0 0 2833 856">
          <text:p/>
        </draw:connector>
        <draw:connector draw:style-name="gr13" draw:text-style-name="P6" draw:layer="layout" draw:type="lines" draw:line-skew="0.743cm" svg:x1="8.585cm" svg:y1="7.495cm" svg:x2="11.374cm" svg:y2="9.817cm" draw:start-shape="id7" draw:start-glue-point="1" draw:end-shape="id3" draw:end-glue-point="3" svg:d="M8585 7495h1270l991 2322h528" svg:viewBox="0 0 2790 2323">
          <text:p/>
        </draw:connector>
        <draw:custom-shape draw:style-name="gr14" draw:text-style-name="P13" xml:id="id13" draw:id="id13" draw:layer="layout" svg:width="3.302cm" svg:height="0.94cm" svg:x="24.976cm" svg:y="11.684cm">
          <draw:glue-point draw:id="4" svg:x="2.913cm" svg:y="5cm"/>
          <draw:glue-point draw:id="5" svg:x="-2.471cm" svg:y="5cm"/>
          <text:p text:style-name="P1"><text:span text:style-name="T1">dRich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14" draw:id="id14" draw:layer="layout" svg:width="3.415cm" svg:height="0.762cm" svg:x="24.92cm" svg:y="10.375cm">
          <text:p text:style-name="P1"><text:span text:style-name="T1">SubsysRe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xml:id="id9" draw:id="id9" draw:layer="layout" svg:width="5.334cm" svg:height="2.54cm" svg:x="14.054cm" svg:y="1.635cm">
          <text:p text:style-name="P1"><text:span text:style-name="T3">shared</text:span><text:span text:style-name="T1">: </text:span></text:p>
          <text:list text:style-name="L1">
            <text:list-item>
              <text:p text:style-name="P5"><text:span text:style-name="T1">drich-g4model.txt</text:span></text:p>
            </text:list-item>
            <text:list-item>
              <text:p text:style-name="P5"><text:span text:style-name="T1">g4dRIChOptics</text:span></text:p>
            </text:list-item>
            <text:list-item>
              <text:p text:style-name="P5"><text:span text:style-name="T1">ci_DRICH_CONFIG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draw:type="lines" svg:x1="16.721cm" svg:y1="4.175cm" svg:x2="15.154cm" svg:y2="6.64cm" draw:start-shape="id9" draw:start-glue-point="6" draw:end-shape="id5" draw:end-glue-point="1" svg:d="M16721 4175v528l-1041 1937h-526" svg:viewBox="0 0 1568 2466">
          <text:p/>
        </draw:connector>
        <draw:connector draw:style-name="gr18" draw:text-style-name="P6" draw:layer="layout" draw:type="lines" svg:x1="16.489cm" svg:y1="9.817cm" svg:x2="18.937cm" svg:y2="9.85cm" draw:start-shape="id3" draw:start-glue-point="1" draw:end-shape="id10" draw:end-glue-point="0" svg:d="M16489 9817h526l1381 33h541" svg:viewBox="0 0 2449 34">
          <text:p/>
        </draw:connector>
        <draw:connector draw:style-name="gr17" draw:text-style-name="P6" draw:layer="layout" draw:type="lines" svg:x1="16.489cm" svg:y1="9.817cm" svg:x2="19.953cm" svg:y2="9.351cm" draw:start-shape="id3" draw:start-glue-point="1" draw:end-shape="id1" draw:end-glue-point="5" svg:d="M16489 9817h526l2411-466h527" svg:viewBox="0 0 3465 467">
          <text:p/>
        </draw:connector>
        <draw:connector draw:style-name="gr17" draw:text-style-name="P6" draw:layer="layout" draw:type="lines" svg:x1="16.489cm" svg:y1="9.817cm" svg:x2="19.954cm" svg:y2="11.225cm" draw:start-shape="id3" draw:start-glue-point="1" draw:end-shape="id11" draw:end-glue-point="5" svg:d="M16489 9817h526l2411 1408h528" svg:viewBox="0 0 3466 1409">
          <text:p/>
        </draw:connector>
        <draw:connector draw:style-name="gr17" draw:text-style-name="P6" draw:layer="layout" draw:type="lines" svg:x1="16.489cm" svg:y1="9.817cm" svg:x2="19.954cm" svg:y2="12.325cm" draw:start-shape="id3" draw:start-glue-point="1" draw:end-shape="id12" draw:end-glue-point="5" svg:d="M16489 9817h526l2411 2508h528" svg:viewBox="0 0 3466 2509">
          <text:p/>
        </draw:connector>
        <draw:connector draw:style-name="gr5" draw:text-style-name="P6" draw:layer="layout" draw:type="lines" svg:x1="26.627cm" svg:y1="11.684cm" svg:x2="26.628cm" svg:y2="11.137cm" draw:start-shape="id13" draw:end-shape="id14" draw:end-glue-point="6" svg:d="M26627 11684v-527l1 508v-528" svg:viewBox="0 0 2 548">
          <text:p/>
        </draw:connector>
        <draw:connector draw:style-name="gr18" draw:text-style-name="P6" draw:layer="layout" draw:type="lines" svg:x1="23.255cm" svg:y1="9.85cm" svg:x2="24.976cm" svg:y2="12.154cm" draw:start-shape="id10" draw:start-glue-point="2" draw:end-shape="id13" draw:end-glue-point="3" svg:d="M23255 9850h541l653 2304h527" svg:viewBox="0 0 1722 2305">
          <text:p/>
        </draw:connector>
        <draw:custom-shape draw:style-name="gr19" draw:text-style-name="P16" xml:id="id16" draw:id="id16" draw:layer="layout" svg:width="3.048cm" svg:height="0.764cm" svg:x="3.859cm" svg:y="12.219cm">
          <text:p text:style-name="P1"><text:span text:style-name="T1">PHG4Re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7" xml:id="id15" draw:id="id15" draw:layer="layout" svg:width="7.594cm" svg:height="2.54cm" svg:x="10.135cm" svg:y="13.827cm">
          <text:p text:style-name="P1"><text:span text:style-name="T1">Fun4All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8" xml:id="id18" draw:id="id18" draw:layer="layout" svg:width="3.832cm" svg:height="1.162cm" svg:x="25.227cm" svg:y="7.503cm">
          <draw:text-box>
            <text:p text:style-name="P1"><text:span text:style-name="T1">Stream to DST</text:span></text:p>
            <text:p text:style-name="P1"><text:span text:style-name="T4">(not yet tested)</text:span></text:p>
          </draw:text-box>
        </draw:frame>
        <draw:connector draw:style-name="gr22" draw:text-style-name="P6" draw:layer="layout" svg:x1="10.135cm" svg:y1="15.097cm" svg:x2="5.383cm" svg:y2="12.983cm" draw:start-shape="id15" draw:start-glue-point="5" draw:end-shape="id16" draw:end-glue-point="6" svg:d="M10135 15097h-4752v-2114" svg:viewBox="0 0 4753 2115">
          <text:p/>
        </draw:connector>
        <draw:connector draw:style-name="gr23" draw:text-style-name="P6" draw:layer="layout" svg:x1="17.729cm" svg:y1="15.097cm" svg:x2="25.812cm" svg:y2="12.624cm" draw:start-shape="id15" draw:start-glue-point="7" draw:end-shape="id13" draw:end-glue-point="5" svg:d="M17729 15097h8083v-2473" svg:viewBox="0 0 8084 2474">
          <text:p text:style-name="P1"><text:s/></text:p>
        </draw:connector>
        <draw:connector draw:style-name="gr22" draw:text-style-name="P6" draw:layer="layout" draw:type="lines" svg:x1="5.383cm" svg:y1="12.219cm" svg:x2="5.426cm" svg:y2="8.493cm" draw:start-shape="id16" draw:start-glue-point="4" draw:end-shape="id7" draw:end-glue-point="2" svg:d="M5383 12219v-580l43-2619v-527" svg:viewBox="0 0 44 3727">
          <text:p/>
        </draw:connector>
        <draw:frame draw:style-name="gr24" draw:text-style-name="P19" xml:id="id17" draw:id="id17" draw:layer="layout" svg:width="2.461cm" svg:height="1.361cm" svg:x="26.519cm" svg:y="14.035cm">
          <draw:text-box>
            <text:p><text:span text:style-name="T5">Stream to TTree</text:span></text:p>
          </draw:text-box>
        </draw:frame>
        <draw:connector draw:style-name="gr22" draw:text-style-name="P6" draw:layer="layout" draw:type="lines" svg:x1="27.588cm" svg:y1="12.624cm" svg:x2="27.749cm" svg:y2="14.035cm" draw:start-shape="id13" draw:start-glue-point="4" draw:end-shape="id17" draw:end-glue-point="0" svg:d="M27588 12624v527l161 384v500" svg:viewBox="0 0 162 1412">
          <text:p/>
        </draw:connector>
        <draw:connector draw:style-name="gr22" draw:text-style-name="P6" draw:layer="layout" svg:x1="23.255cm" svg:y1="9.85cm" svg:x2="25.227cm" svg:y2="8.084cm" draw:start-shape="id10" draw:start-glue-point="2" draw:end-shape="id18" draw:end-glue-point="3" svg:d="M23255 9850h1007v-1766h965" svg:viewBox="0 0 1973 1767">
          <text:p/>
        </draw:connector>
        <draw:frame draw:style-name="gr25" draw:text-style-name="P21" draw:layer="layout" svg:width="2.032cm" svg:height="1.653cm" svg:x="20.323cm" svg:y="2.543cm">
          <draw:text-box>
            <text:p text:style-name="P20"><text:span text:style-name="T6">share/</text:span></text:p>
            <text:p text:style-name="P20"><text:span text:style-name="T6">esc/</text:span></text:p>
          </draw:text-box>
        </draw:frame>
        <draw:custom-shape draw:style-name="gr26" draw:text-style-name="P6" draw:layer="layout" svg:width="0.762cm" svg:height="0.762cm" svg:x="19.561cm" svg:y="2.597cm">
          <text:p/>
          <draw:enhanced-geometry svg:viewBox="0 0 21600 21600" draw:glue-points="0 0 0 21600 21600 10800" draw:text-areas="0 ?f9 7800 ?f10" draw:type="right-brace" draw:modifiers="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7" draw:text-style-name="P6" draw:layer="layout" svg:x1="19.572cm" svg:y1="3.719cm" svg:x2="20.288cm" svg:y2="3.7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4T15:40:58.323254107</meta:creation-date>
    <dc:date>2021-06-04T15:43:18.605889138</dc:date>
    <meta:editing-duration>PT2M20S</meta:editing-duration>
    <meta:editing-cycles>1</meta:editing-cycles>
    <meta:document-statistic meta:object-count="40"/>
    <meta:generator>LibreOffice/6.0.7.3$Linux_X86_64 LibreOffice_project/00m0$Build-3</meta:generator>
  </office:meta>
</office:document-meta>
</file>